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1e5af9" officeooo:paragraph-rsid="001e5af9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1ec0cc" officeooo:paragraph-rsid="001ec0cc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2008cb" officeooo:paragraph-rsid="002008c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формлення пояснювальної записки здійснюється згідно ДСТУ 3008-95</text:p>
      <text:p text:style-name="P3">"Документація. Звіти у сфері науки і техніки. Структура і правила оформлення".</text:p>
      <text:p text:style-name="P3">Пояснювальну записку оформлюють на аркушах формату А4 (210 х 297 мм).</text:p>
      <text:p text:style-name="P3">3а машинного способу виконання записку друкують з розрахунку не більше 40</text:p>
      <text:p text:style-name="P3">рядків на сторінці за умови рівномірного її заповнення та висотою літер і цифр не</text:p>
      <text:p text:style-name="P3">менш ніж 1,8 мм (шрифт Times New Roman, розмір шрифту – 14, міжрядковий</text:p>
      <text:p text:style-name="P3">інтервал – 1.5).</text:p>
      <text:p text:style-name="P3">Текст пояснювальної записки слід друкувати, додержуючись таких розмірів</text:p>
      <text:p text:style-name="P3">берегів: верхній, лівий і нижній – не менше 20 мм, правий – не менше 10 мм.</text:p>
      <text:p text:style-name="P3">Прізвища, назви установ, організацій, фірм та інші власні назви у звіті</text:p>
      <text:p text:style-name="P3">наводять мовою оригіналу. Допускається транслітерувати власні назви і наводити</text:p>
      <text:p text:style-name="P3">назви організацій у перекладі на мову звіту, додаючи (при першій згадці)</text:p>
      <text:p text:style-name="P3">оригінальну назву.</text:p>
      <text:p text:style-name="P3">Структурні елементи "ЗМІСТ", "ПЕРЕЛІК УМОВНИХ ПОЗНАЧЕНЬ,</text:p>
      <text:p text:style-name="P3">СИМВОЛІВ, ОДИНИЦЬ, СКОРОЧЕНЬ І ТЕРМІНІВ", "ВСТУП", "ВИСНОВКИ",</text:p>
      <text:p text:style-name="P3">"ПЕРЕЛІК ПОСИЛАНЬ" не нумерують, а їх назви правлять за заголовки</text:p>
      <text:p text:style-name="P3">структурних елементів.</text:p>
      <text:p text:style-name="P3">Розділи і підрозділи повинні мати заголовки. Назва розділу починається зі</text:p>
      <text:p text:style-name="P3">слова «Розділ», після якого ставиться його номер арабською нумерацією. Пункти і</text:p>
      <text:p text:style-name="P3">підпункти можуть мати заголовки. Заголовки структурних елементів</text:p>
      <text:p text:style-name="P3">пояснювальної записки і заголовки розділів слід розташовувати посередині рядка</text:p>
      <text:p text:style-name="P3">і друкувати великими літерами без крапки в кінці, не підкреслюючи. Заголовки</text:p>
      <text:p text:style-name="P3">підрозділів, пунктів і підпунктів пояснювальної записки слід починати з</text:p>
      <text:p text:style-name="P3">абзацного відступу і друкувати маленькими літерами, крім першої великої, не</text:p>
      <text:p text:style-name="P3">підкреслюючи, без крапки в кінці. Якщо заголовок складається з двох і більше</text:p>
      <text:p text:style-name="P3">речень, їх розділяють крапкою. Перенесення слів у заголовку розділів не</text:p>
      <text:p text:style-name="P3">допускається. Відстань між заголовком і подальшим чи попереднім текстом має</text:p>
      <text:p text:style-name="P3">бути не менше ніж два рядки. Відстань між основами рядків заголовку, а також</text:p>
      <text:p text:style-name="P3">між двома заголовками приймають такою, як у тексті.</text:p>
      <text:p text:style-name="P3">Сторінки пояснювальної записки, слід нумерувати арабськими цифрами,</text:p>
      <text:p text:style-name="P3">додержуючись наскрізної нумерації впродовж усього тексту пояснювальної</text:p>
      <text:p text:style-name="P3">записки. Номер сторінки проставляють у правому верхньому куті сторінки без</text:p>
      <text:p text:style-name="P3">крапки в кінці. Титульний аркуш включають до загальної нумерації сторінок</text:p>
      <text:p text:style-name="P3">записки. Номер сторінки на титульному аркуші не проставляють.</text:p>
      <text:p text:style-name="P3">Посилання в тексті пояснювальної записки на джерела слід зазначати</text:p>
      <text:p text:style-name="P3">порядковим номером за переліком посилань, виділеним двома квадратними</text:p>
      <text:p text:style-name="P3">дужками, наприклад, "у роботах [1 – 7] ...". Допускається наводити посилання на</text:p>
      <text:p text:style-name="P3">джерела у виносках, при цьому оформлення посилання має відповідати його</text:p>
      <text:p text:style-name="P3">бібліографічному опису за переліком посилань із зазначенням номе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2:29:23.660141728</meta:creation-date>
    <meta:generator>LibreOffice/4.2.8.2$Linux_X86_64 LibreOffice_project/420m0$Build-2</meta:generator>
    <dc:date>2015-11-22T22:39:46.844747452</dc:date>
    <meta:editing-duration>PT9M33S</meta:editing-duration>
    <meta:editing-cycles>3</meta:editing-cycles>
    <meta:document-statistic meta:table-count="0" meta:image-count="0" meta:object-count="0" meta:page-count="1" meta:paragraph-count="39" meta:word-count="356" meta:character-count="2643" meta:non-whitespace-character-count="2283"/>
  </office:meta>
</office:document-meta>
</file>